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2.15pt"/>
    </style:style>
    <style:style style:name="co3" style:family="table-column">
      <style:table-column-properties fo:break-before="auto" style:column-width="224.59pt"/>
    </style:style>
    <style:style style:name="co4" style:family="table-column">
      <style:table-column-properties fo:break-before="auto" style:column-width="2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备注</text:p>
          </table:table-cell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测试使用地图文件: map_1211_cut.pg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1"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8.30-40移动站断电</text:p>
          </table:table-cell>
          <table:table-cell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4.5" calcext:value-type="float">
            <text:p>4.5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8"/>
        </table:table-row>
      </table:table>
      <table:table table:name="有效数据" table:style-name="ta1">
        <table:table-column table:style-name="co1" table:number-columns-repeated="13" table:default-cell-style-name="ce4"/>
        <table:table-column table:style-name="co1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style-name="ce3" office:value-type="string" calcext:value-type="string">
            <text:p>Direction \ 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平均值</text:p>
          </table:table-cell>
          <table:table-cell table:style-name="ce7"/>
          <table:table-cell table:style-name="ce7" office:value-type="string" calcext:value-type="string">
            <text:p>备注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table:formula="of:=AVERAGE([.B2:.L2])" office:value-type="float" office:value="1.64545454545455" calcext:value-type="float">
            <text:p>1.65</text:p>
          </table:table-cell>
          <table:table-cell/>
          <table:table-cell office:value-type="string" calcext:value-type="string">
            <text:p>测试使用地图文件: map_1211_cut.p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2.8" calcext:value-type="float">
            <text:p>2.8</text:p>
          </table:table-cell>
          <table:table-cell/>
          <table:table-cell table:formula="of:=AVERAGE([.B3:.K3])" office:value-type="float" office:value="3.61" calcext:value-type="float">
            <text:p>3.6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style-name="ce5"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6.5" calcext:value-type="float">
            <text:p>6.5</text:p>
          </table:table-cell>
          <table:table-cell table:formula="of:=AVERAGE([.C4:.L4])" office:value-type="float" office:value="3.66" calcext:value-type="float">
            <text:p>3.66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11:30:06.998010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20:13:11.277857963</meta:creation-date>
    <dc:date>2020-12-14T11:34:06.879862748</dc:date>
    <meta:editing-duration>PT1H8M27S</meta:editing-duration>
    <meta:editing-cycles>40</meta:editing-cycles>
    <meta:generator>LibreOffice/6.0.7.3$Linux_X86_64 LibreOffice_project/00m0$Build-3</meta:generator>
    <meta:document-statistic meta:table-count="2" meta:cell-count="105" meta:object-count="0"/>
  </office:meta>
</office:document-meta>
</file>